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gacyEntity.getCollabo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acyEntit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gacyEntity.setCollaborator( Object collabo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acyEntity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acyEntity.ge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acyEntity.configure( Integer number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